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in" fo:margin-bottom="0in" fo:line-height="100%"/>
      <style:text-properties style:font-name="Georgia" fo:font-size="12pt" style:font-size-asian="12pt" style:font-size-complex="12pt"/>
    </style:style>
    <style:style style:name="P2" style:family="paragraph" style:parent-style-name="Standard">
      <style:paragraph-properties fo:margin-top="0in" fo:margin-bottom="0in" fo:line-height="100%"/>
      <style:text-properties style:font-name="Georgia" fo:font-size="10.5pt" style:font-size-asian="10.5pt" style:font-size-complex="10.5pt"/>
    </style:style>
    <style:style style:name="P3" style:family="paragraph" style:parent-style-name="Standard">
      <style:paragraph-properties fo:margin-top="0in" fo:margin-bottom="0in" fo:line-height="100%"/>
    </style:style>
    <style:style style:name="P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5" style:family="paragraph" style:parent-style-name="Standard">
      <style:paragraph-properties fo:margin-top="0in" fo:margin-bottom="0in" fo:line-height="100%"/>
      <style:text-properties fo:color="#000000" style:font-name="Georgia" fo:font-size="10.5pt" fo:language="zxx" fo:country="none" fo:background-color="transparent" style:font-name-asian="Georgia" style:font-size-asian="10.5pt" style:language-asian="zxx" style:country-asian="none" style:font-name-complex="Georgia" style:font-size-complex="10.5pt" style:language-complex="zxx" style:country-complex="none"/>
    </style:style>
    <style:style style:name="P6" style:family="paragraph" style:parent-style-name="Standard">
      <style:paragraph-properties fo:margin-top="0in" fo:margin-bottom="0in" fo:line-height="100%"/>
      <style:text-properties fo:color="#000000" style:font-name="Georgia" fo:font-size="10.5pt" fo:language="zxx" fo:country="none" fo:background-color="transparent" style:font-name-asian="Georgia" style:font-size-asian="10.5pt" style:language-asian="zxx" style:country-asian="none" style:font-name-complex="Times New Roman" style:font-size-complex="10.5pt" style:language-complex="zxx" style:country-complex="none"/>
    </style:style>
    <style:style style:name="P7" style:family="paragraph" style:parent-style-name="Standard">
      <style:paragraph-properties fo:margin-top="0in" fo:margin-bottom="0in" fo:line-height="100%"/>
      <style:text-properties fo:color="#000000" style:font-name="Georgia" fo:font-size="10.5pt" fo:background-color="transparent" style:font-size-asian="10.5pt" style:font-name-complex="Times New Roman" style:font-size-complex="10.5pt"/>
    </style:style>
    <style:style style:name="P8" style:family="paragraph" style:parent-style-name="BODY">
      <style:paragraph-properties fo:margin-top="0in" fo:margin-bottom="0in" fo:line-height="100%"/>
      <style:text-properties fo:color="#000000" style:font-name="Georgia" fo:font-size="10.5pt" fo:language="zxx" fo:country="none" fo:background-color="transparent" style:font-name-asian="Georgia" style:font-size-asian="10.5pt" style:language-asian="zxx" style:country-asian="none" style:font-name-complex="Georgia" style:font-size-complex="10.5pt" style:language-complex="zxx" style:country-complex="none"/>
    </style:style>
    <style:style style:name="P9" style:family="paragraph" style:parent-style-name="BODY">
      <style:paragraph-properties fo:margin-top="0in" fo:margin-bottom="0in" fo:line-height="100%"/>
      <style:text-properties fo:color="#000000" style:font-name="Georgia" fo:font-size="10pt" fo:language="zxx" fo:country="none" fo:background-color="transparent" style:font-name-asian="Georgia" style:font-size-asian="10pt" style:language-asian="zxx" style:country-asian="none" style:font-name-complex="Times New Roman" style:font-size-complex="10pt" style:language-complex="zxx" style:country-complex="none"/>
    </style:style>
    <style:style style:name="P10"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 style:font-size-complex="16pt"/>
    </style:style>
    <style:style style:name="P11" style:family="paragraph" style:parent-style-name="No_20_Spacing">
      <style:paragraph-properties fo:margin-left="0in" fo:margin-right="0in" fo:margin-top="0in" fo:margin-bottom="0in" fo:line-height="100%" fo:text-indent="0in" style:auto-text-indent="false"/>
      <style:text-properties style:font-name="Georgia" fo:font-size="10.5pt" style:font-size-asian="10.5pt" style:font-name-complex="Times New Roman" style:font-size-complex="10.5pt"/>
    </style:style>
    <style:style style:name="P12" style:family="paragraph" style:parent-style-name="No_20_Spacing">
      <style:text-properties style:font-name="Georgia" fo:font-size="10.5pt" style:font-size-asian="10.5pt" style:font-name-complex="Times New Roman" style:font-size-complex="10.5pt"/>
    </style:style>
    <style:style style:name="T1" style:family="text">
      <style:text-properties fo:font-weight="bold" style:font-weight-asian="bold" style:font-name-complex="Times New Roman"/>
    </style:style>
    <style:style style:name="T2" style:family="text">
      <style:text-properties fo:font-weight="bold" style:font-weight-asian="bold" style:font-weight-complex="bold"/>
    </style:style>
    <style:style style:name="T3" style:family="text">
      <style:text-properties style:font-name-complex="Times New Roman"/>
    </style:style>
    <style:style style:name="T4" style:family="text">
      <style:text-properties style:font-name="Georgia" fo:font-size="12pt" style:font-size-asian="12pt" style:font-size-complex="12pt"/>
    </style:style>
    <style:style style:name="T5" style:family="text">
      <style:text-properties style:font-name="Georgia" fo:font-size="12pt" fo:font-weight="bold" style:font-size-asian="12pt" style:font-weight-asian="bold" style:font-size-complex="12pt" style:font-weight-complex="bold"/>
    </style:style>
    <style:style style:name="T6" style:family="text">
      <style:text-properties fo:font-size="10.5pt" style:font-size-asian="10.5pt" style:font-name-complex="Times New Roman" style:font-size-complex="10.5pt"/>
    </style:style>
    <style:style style:name="T7" style:family="text">
      <style:text-properties fo:color="#000000" style:font-name="Georgia" fo:font-size="10.5pt" fo:language="zxx" fo:country="none" fo:background-color="transparent" style:font-name-asian="Georgia" style:font-size-asian="10.5pt" style:language-asian="zxx" style:country-asian="none" style:font-name-complex="Georgia" style:font-size-complex="10.5pt" style:language-complex="zxx" style:country-complex="none"/>
    </style:style>
    <style:style style:name="T8" style:family="text">
      <style:text-properties fo:color="#000000" style:font-name="Georgia" fo:font-size="10.5pt" fo:language="zxx" fo:country="none" fo:font-weight="normal" fo:background-color="transparent"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T9" style:family="text">
      <style:text-properties fo:color="#000000" style:font-name="Georgia" fo:font-size="10.5pt" fo:language="zxx" fo:country="none" fo:font-style="italic" fo:font-weight="normal" fo:background-color="transparent" style:font-name-asian="Georgia" style:font-size-asian="10.5pt" style:language-asian="zxx" style:country-asian="none" style:font-style-asian="italic" style:font-weight-asian="normal" style:font-name-complex="Georgia" style:font-size-complex="10.5pt" style:language-complex="zxx" style:country-complex="none" style:font-style-complex="italic" style:font-weight-complex="normal"/>
    </style:style>
    <style:style style:name="T10" style:family="text">
      <style:text-properties fo:color="#000000" fo:font-size="10.5pt" fo:language="zxx" fo:country="none" fo:background-color="transparent" style:font-name-asian="Georgia" style:font-size-asian="10.5pt" style:language-asian="zxx" style:country-asian="none" style:font-name-complex="Georgia" style:font-size-complex="10.5pt" style:language-complex="zxx" style:country-complex="none"/>
    </style:style>
    <style:style style:name="T11" style:family="text">
      <style:text-properties fo:color="#000000" fo:font-size="10.5pt" fo:language="zxx" fo:country="none" fo:background-color="transparent" style:font-name-asian="Georgia" style:font-size-asian="10.5pt" style:language-asian="zxx" style:country-asian="none" style:font-name-complex="Times New Roman" style:font-size-complex="10.5pt" style:language-complex="zxx" style:country-complex="none"/>
    </style:style>
    <style:style style:name="T12" style:family="text">
      <style:text-properties fo:color="#000000" fo:font-size="10.5pt" fo:language="zxx" fo:country="none" fo:font-style="italic" fo:background-color="transparent" style:font-name-asian="Georgia" style:font-size-asian="10.5pt" style:language-asian="zxx" style:country-asian="none" style:font-style-asian="italic" style:font-name-complex="Georgia" style:font-size-complex="10.5pt" style:language-complex="zxx" style:country-complex="none" style:font-style-complex="italic"/>
    </style:style>
    <style:style style:name="T13" style:family="text">
      <style:text-properties fo:color="#000000" fo:font-size="10.5pt" fo:language="zxx" fo:country="none" style:text-underline-style="solid" style:text-underline-width="auto" style:text-underline-color="font-color" fo:background-color="transparent" style:font-name-asian="Georgia" style:font-size-asian="10.5pt" style:language-asian="zxx" style:country-asian="none" style:font-name-complex="Georgia" style:font-size-complex="10.5pt" style:language-complex="zxx" style:country-complex="none"/>
    </style:style>
    <style:style style:name="T14" style:family="text">
      <style:text-properties fo:color="#000000" fo:font-size="10.5pt" style:font-size-asian="10.5pt" style:font-name-complex="Times New Roman" style:font-size-complex="10.5pt"/>
    </style:style>
    <style:style style:name="T15" style:family="text">
      <style:text-properties fo:color="#000000" style:text-position="super 58%" fo:font-size="10.5pt" fo:language="zxx" fo:country="none" fo:background-color="transparent" style:font-name-asian="Georgia" style:font-size-asian="10.5pt" style:language-asian="zxx" style:country-asian="none" style:font-name-complex="Georgia" style:font-size-complex="10.5pt" style:language-complex="zxx" style:country-complex="none"/>
    </style:style>
    <style:style style:name="T16" style:family="text">
      <style:text-properties fo:color="#000000" fo:font-size="10pt" fo:language="zxx" fo:country="none" fo:background-color="transparent" style:font-name-asian="Georgia" style:font-size-asian="10pt" style:language-asian="zxx" style:country-asian="none" style:font-name-complex="Georgia" style:font-size-complex="10pt" style:language-complex="zxx" style:country-complex="none"/>
    </style:style>
    <style:style style:name="T17" style:family="text">
      <style:text-properties fo:color="#000000" fo:language="zxx" fo:country="none" fo:background-color="transparent" style:font-name-asian="Georgia" style:language-asian="zxx" style:country-asian="none" style:font-name-complex="Georgia" style:language-complex="zxx" style:country-complex="none"/>
    </style:style>
    <style:style style:name="T18" style:family="text">
      <style:text-properties fo:color="#000000" fo:language="zxx" fo:country="none" fo:font-weight="bold" fo:background-color="transparent" style:font-name-asian="Georgia" style:language-asian="zxx" style:country-asian="none" style:font-weight-asian="bold" style:font-name-complex="Georgia" style:language-complex="zxx" style:country-complex="none" style:font-weight-complex="bold"/>
    </style:style>
    <style:style style:name="T19"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Never, Ever Again</text:p>
      <text:p text:style-name="P12"/>
      <text:h text:style-name="P4" text:outline-level="3"><text:span text:style-name="T1">Introduction:</text:span><text:span text:style-name="T3"> Have you ever heard the phrase: “Never say never?” There are several things that the genuine child of God can never do. <text:s/>Those things are what I want to talk about this morning.</text:span></text:h>
      <text:p text:style-name="P11"/>
      <text:p text:style-name="P1"><text:span text:style-name="T2">A Christian shall never thirst:</text:span> In <text:span text:style-name="T6">John 4 Jesus is sitting by a well when a woman of ill repute comes to draw water. He asks for a drink and a conversation occurs. As a mixed race and mixed faith person she was used to being snubbed and Jesus caught her by surprise. At first she questions that he even talks to her since she is a Samaritan. Jesus seems to ignore her concern and gets right to the point. He tells her in verse 14 </text:span><text:span text:style-name="T14">“</text:span><text:span text:style-name="T11">...</text:span><text:span text:style-name="T10">whosoever drinketh of the water that I shall give him shall never thirst...” He strikes right at her need. She is physically thirsty but in her heart she is parched. Perhaps, at first, she is thinking of not having to make this daily trek with the water pot on her head but as her sin s dealt with she realizes that Jesus is far more interested in the spiritual thirst of her heart. A careful reading of the context reveals that no H2O passes through the hands of the woman or Jesus. At the end of the conversation this woman leaves her water pot and goes to share what Jesus has done for her.</text:span></text:p>
      <text:p text:style-name="P5"><text:s text:c="2"/>What is the test of a genuine Christian? A genuine Christian is satisfied with Christ. Someone who is in Christ and has Christ in them will have no need to drink from another well. When I see a supposed Christian who flits from doctrine to doctrine, from this belief to that belief; they are never sure of exactly what they believe. They thirst because they aren't really born into the body of Christ. They are a CINO: “Christian in Name Only.”</text:p>
      <text:p text:style-name="P6"/>
      <text:p text:style-name="P1"><text:span text:style-name="T2">A Christian shall never hunger:</text:span> In John 6:35 Jesus said: “... <text:span text:style-name="T10">I am the bread of life: he that cometh to me shall never hun-ger...” The feeding of the 5000 had just happened and the Jews are again asking for a sign. They pointed out that Moses provided Manna for the Israelites. Jesus is quick to correct their misunderstanding in the 32</text:span><text:span text:style-name="T15">nd</text:span><text:span text:style-name="T10"> &amp; 33</text:span><text:span text:style-name="T15">rd</text:span><text:span text:style-name="T10"> verse He said: “...Verily, verily, I say unto you, Moses gave you not that bread from heaven; but my Father giveth you the true bread from heaven. For the bread of God is he which cometh down from heaven, and giveth life unto the world.”</text:span><text:span text:style-name="T16"> The children of Israel had learned that God could supply abundantly for their needs but these New Testament believers were to learn that God's supply is meant to last forever. Moses led them and for 40 years <text:s/>God supplied manna. Through Jesus they will never hunger again. God has given the genuine believer all that they will ever need and it is accessed through prayer and reading of the Word of God. Active believers are constantly being fed.</text:span></text:p>
      <text:p text:style-name="P3"><text:span text:style-name="T5">A Christian shall never be forsaken:</text:span><text:span text:style-name="T4"> </text:span><text:span text:style-name="T7">Hebrews 13:5 “...for he hath said, I will never leave thee, nor forsake thee.” There is no feeling so desperate than that of one who feels all alone. Talk to anyone who has attempted suicide and you will almost always find that they felt alone in this world. Jesus has promised that the believer is never alone. When you feel alone then it is important to cling to this promise. He is there making sure that you are OK. In I Corinthians </text:span><text:span text:style-name="T8">10:13 we read: “There hath no temptation taken you but such as is common to man: but God </text:span><text:span text:style-name="T9">is</text:span><text:span text:style-name="T8"> faithful, who will not suffer you to be tempted above that ye are able; but will with the temptation also make a way to escape, that ye may be able to bear </text:span><text:span text:style-name="T9">it.”</text:span></text:p>
      <text:p text:style-name="P5"><text:s text:c="2"/>In the midst of our greatest temptations, we need to realize that this temptation couldn't have occurred without God's approval. He knew about it, He approved it, and He is observing our response to it. </text:p>
      <text:p text:style-name="P5"/>
      <text:p text:style-name="P1"><text:span text:style-name="T2">A Christian shall never perish:</text:span> Have you ever came to realize that eternity doesn't begin when we die. Eternity begins when life begins. Eternal life begins when we trust Christ as our savior. In John 3:16 We are promised that we: “...shall not perish but have everlasting life.” In the 10<text:span text:style-name="T19">th</text:span> chapter Jesus says: “...<text:span text:style-name="T10">I give unto them eternal life; and they shall never perish, neither shall any </text:span><text:span text:style-name="T12">man</text:span><text:span text:style-name="T10"> pluck them out of my hand.”</text:span></text:p>
      <text:p text:style-name="P1"><text:span text:style-name="T10"><text:s text:c="2"/>Hey, pastor, we've seen believers die, we've even attended their funerals so how can you say that they'll never perish. Well, </text:span><text:span text:style-name="T13">silly one</text:span><text:span text:style-name="T10">; what you see in that coffin is not the person at all but just the cocoon that they left behind.</text:span></text:p>
      <text:p text:style-name="P5"><text:s text:c="2"/>The Kingsmen Quartet sang a song that said: “Death is an appointment that we all must keep; but for the child of God we close our eyes and simply fall asleep. We do not die; we just move on high and live with Christ our King...” The Cathedral Quartet sings one that likens our body to a house: “I ain't gonna need this house no longer...”</text:p>
      <text:p text:style-name="P5"/>
      <text:p text:style-name="P2"><text:span text:style-name="T18">Conclude:</text:span><text:span text:style-name="T17"> Altar Call </text:span></text:p>
      <text:p text:style-name="P7"/>
      <text:p text:style-name="P8"/>
      <text:p text:style-name="P7"/>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fo:font-size="10pt" style:font-name-asian="Georgia" style:font-size-asian="10pt" style:font-name-complex="Georgia" style:font-size-complex="10pt"/>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fo:font-size="12pt" style:font-name-asian="Arial" style:font-size-asian="12pt" style:font-name-complex="Arial" style:font-size-complex="12pt"/>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5</meta:editing-cycles>
    <meta:creation-date>2014-03-28T17:34:00</meta:creation-date>
    <dc:date>2018-12-28T10:36:25.72</dc:date>
    <meta:editing-duration>PT6H26M22S</meta:editing-duration>
    <meta:generator>OpenOffice/4.1.3$Win32 OpenOffice.org_project/413m1$Build-9783</meta:generator>
    <meta:printed-by>Joel Tice</meta:printed-by>
    <meta:print-date>2017-08-26T20:54:46.57</meta:print-date>
    <meta:document-statistic meta:table-count="0" meta:image-count="0" meta:object-count="0" meta:page-count="1" meta:paragraph-count="11" meta:word-count="867" meta:character-count="466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